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0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255.09pt" svg:x="4.85pt" svg:y="312.01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3" table:number-columns-repeated="1017" table:default-cell-style-name="Default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ean daily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550" calcext:value-type="float">
            <text:p>55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4"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1-(1-[.$C7]*[.$C$3]/[.$C$2])^[.D$5]" office:value-type="percentage" office:value="0" calcext:value-type="percentage">
            <text:p>0.0%</text:p>
          </table:table-cell>
          <table:table-cell table:formula="of:=1-(1-[.$C7]*[.$C$3]/[.$C$2])^[.E$5]" office:value-type="percentage" office:value="0" calcext:value-type="percentage">
            <text:p>0.0%</text:p>
          </table:table-cell>
          <table:table-cell table:formula="of:=1-(1-[.$C7]*[.$C$3]/[.$C$2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1-[.$C8]*[.$C$3]/[.$C$2])^[.D$5]" office:value-type="percentage" office:value="0.0289473684210526" calcext:value-type="percentage">
            <text:p>2.9%</text:p>
          </table:table-cell>
          <table:table-cell table:formula="of:=1-(1-[.$C8]*[.$C$3]/[.$C$2])^[.E$5]" office:value-type="percentage" office:value="0.161589676435594" calcext:value-type="percentage">
            <text:p>16.2%</text:p>
          </table:table-cell>
          <table:table-cell table:formula="of:=1-(1-[.$C8]*[.$C$3]/[.$C$2])^[.F$5]" office:value-type="percentage" office:value="0.254534248990436" calcext:value-type="percentage">
            <text:p>25.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1-[.$C9]*[.$C$3]/[.$C$2])^[.D$5]" office:value-type="percentage" office:value="0.0578947368421052" calcext:value-type="percentage">
            <text:p>5.8%</text:p>
          </table:table-cell>
          <table:table-cell table:formula="of:=1-(1-[.$C9]*[.$C$3]/[.$C$2])^[.E$5]" office:value-type="percentage" office:value="0.30080779133627" calcext:value-type="percentage">
            <text:p>30.1%</text:p>
          </table:table-cell>
          <table:table-cell table:formula="of:=1-(1-[.$C9]*[.$C$3]/[.$C$2])^[.F$5]" office:value-type="percentage" office:value="0.449199532408978" calcext:value-type="percentage">
            <text:p>44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1-[.$C10]*[.$C$3]/[.$C$2])^[.D$5]" office:value-type="percentage" office:value="0.086842105263158" calcext:value-type="percentage">
            <text:p>8.7%</text:p>
          </table:table-cell>
          <table:table-cell table:formula="of:=1-(1-[.$C10]*[.$C$3]/[.$C$2])^[.E$5]" office:value-type="percentage" office:value="0.420203927637041" calcext:value-type="percentage">
            <text:p>42.0%</text:p>
          </table:table-cell>
          <table:table-cell table:formula="of:=1-(1-[.$C10]*[.$C$3]/[.$C$2])^[.F$5]" office:value-type="percentage" office:value="0.596857317059581" calcext:value-type="percentage">
            <text:p>59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1-[.$C11]*[.$C$3]/[.$C$2])^[.D$5]" office:value-type="percentage" office:value="0.115789473684211" calcext:value-type="percentage">
            <text:p>11.6%</text:p>
          </table:table-cell>
          <table:table-cell table:formula="of:=1-(1-[.$C11]*[.$C$3]/[.$C$2])^[.E$5]" office:value-type="percentage" office:value="0.522103241654163" calcext:value-type="percentage">
            <text:p>52.2%</text:p>
          </table:table-cell>
          <table:table-cell table:formula="of:=1-(1-[.$C11]*[.$C$3]/[.$C$2])^[.F$5]" office:value-type="percentage" office:value="0.707883016223346" calcext:value-type="percentage">
            <text:p>70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1-[.$C12]*[.$C$3]/[.$C$2])^[.D$5]" office:value-type="percentage" office:value="0.144736842105263" calcext:value-type="percentage">
            <text:p>14.5%</text:p>
          </table:table-cell>
          <table:table-cell table:formula="of:=1-(1-[.$C12]*[.$C$3]/[.$C$2])^[.E$5]" office:value-type="percentage" office:value="0.608620038511041" calcext:value-type="percentage">
            <text:p>60.9%</text:p>
          </table:table-cell>
          <table:table-cell table:formula="of:=1-(1-[.$C12]*[.$C$3]/[.$C$2])^[.F$5]" office:value-type="percentage" office:value="0.790589890627822" calcext:value-type="percentage">
            <text:p>79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1-[.$C13]*[.$C$3]/[.$C$2])^[.D$5]" office:value-type="percentage" office:value="0.173684210526316" calcext:value-type="percentage">
            <text:p>17.4%</text:p>
          </table:table-cell>
          <table:table-cell table:formula="of:=1-(1-[.$C13]*[.$C$3]/[.$C$2])^[.E$5]" office:value-type="percentage" office:value="0.68167092393383" calcext:value-type="percentage">
            <text:p>68.2%</text:p>
          </table:table-cell>
          <table:table-cell table:formula="of:=1-(1-[.$C13]*[.$C$3]/[.$C$2])^[.F$5]" office:value-type="percentage" office:value="0.851590905750496" calcext:value-type="percentage">
            <text:p>85.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1-[.$C14]*[.$C$3]/[.$C$2])^[.D$5]" office:value-type="percentage" office:value="0.202631578947368" calcext:value-type="percentage">
            <text:p>20.3%</text:p>
          </table:table-cell>
          <table:table-cell table:formula="of:=1-(1-[.$C14]*[.$C$3]/[.$C$2])^[.E$5]" office:value-type="percentage" office:value="0.742987532416716" calcext:value-type="percentage">
            <text:p>74.3%</text:p>
          </table:table-cell>
          <table:table-cell table:formula="of:=1-(1-[.$C14]*[.$C$3]/[.$C$2])^[.F$5]" office:value-type="percentage" office:value="0.896106035503871" calcext:value-type="percentage">
            <text:p>89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1-[.$C15]*[.$C$3]/[.$C$2])^[.D$5]" office:value-type="percentage" office:value="0.231578947368421" calcext:value-type="percentage">
            <text:p>23.2%</text:p>
          </table:table-cell>
          <table:table-cell table:formula="of:=1-(1-[.$C15]*[.$C$3]/[.$C$2])^[.E$5]" office:value-type="percentage" office:value="0.794128831756897" calcext:value-type="percentage">
            <text:p>79.4%</text:p>
          </table:table-cell>
          <table:table-cell table:formula="of:=1-(1-[.$C15]*[.$C$3]/[.$C$2])^[.F$5]" office:value-type="percentage" office:value="0.928221802463527" calcext:value-type="percentage">
            <text:p>92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1-[.$C16]*[.$C$3]/[.$C$2])^[.D$5]" office:value-type="percentage" office:value="0.260526315789474" calcext:value-type="percentage">
            <text:p>26.1%</text:p>
          </table:table-cell>
          <table:table-cell table:formula="of:=1-(1-[.$C16]*[.$C$3]/[.$C$2])^[.E$5]" office:value-type="percentage" office:value="0.836493003959236" calcext:value-type="percentage">
            <text:p>83.6%</text:p>
          </table:table-cell>
          <table:table-cell table:formula="of:=1-(1-[.$C16]*[.$C$3]/[.$C$2])^[.F$5]" office:value-type="percentage" office:value="0.951109189958116" calcext:value-type="percentage">
            <text:p>95.1%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table:formula="of:=[.C16]+1" office:value-type="float" office:value="10" calcext:value-type="float">
            <text:p>10</text:p>
          </table:table-cell>
          <table:table-cell table:formula="of:=1-(1-[.$C17]*[.$C$3]/[.$C$2])^[.D$5]" office:value-type="percentage" office:value="0.289473684210526" calcext:value-type="percentage">
            <text:p>28.9%</text:p>
          </table:table-cell>
          <table:table-cell table:formula="of:=1-(1-[.$C17]*[.$C$3]/[.$C$2])^[.E$5]" office:value-type="percentage" office:value="0.871328902510615" calcext:value-type="percentage">
            <text:p>87.1%</text:p>
          </table:table-cell>
          <table:table-cell table:formula="of:=1-(1-[.$C17]*[.$C$3]/[.$C$2])^[.F$5]" office:value-type="percentage" office:value="0.967205450042176" calcext:value-type="percentage">
            <text:p>96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1-[.$C18]*[.$C$3]/[.$C$2])^[.D$5]" office:value-type="percentage" office:value="0.318421052631579" calcext:value-type="percentage">
            <text:p>31.8%</text:p>
          </table:table-cell>
          <table:table-cell table:formula="of:=1-(1-[.$C18]*[.$C$3]/[.$C$2])^[.E$5]" office:value-type="percentage" office:value="0.899747086023973" calcext:value-type="percentage">
            <text:p>90.0%</text:p>
          </table:table-cell>
          <table:table-cell table:formula="of:=1-(1-[.$C18]*[.$C$3]/[.$C$2])^[.F$5]" office:value-type="percentage" office:value="0.978364762119783" calcext:value-type="percentage">
            <text:p>97.8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mmon EOL of an image</text:p>
          </table:table-cell>
          <table:table-cell/>
          <table:table-cell table:formula="of:=[.C18]+1" office:value-type="float" office:value="12" calcext:value-type="float">
            <text:p>12</text:p>
          </table:table-cell>
          <table:table-cell table:formula="of:=1-(1-[.$C19]*[.$C$3]/[.$C$2])^[.D$5]" office:value-type="percentage" office:value="0.347368421052632" calcext:value-type="percentage">
            <text:p>34.7%</text:p>
          </table:table-cell>
          <table:table-cell table:formula="of:=1-(1-[.$C19]*[.$C$3]/[.$C$2])^[.E$5]" office:value-type="percentage" office:value="0.922730428252029" calcext:value-type="percentage">
            <text:p>92.3%</text:p>
          </table:table-cell>
          <table:table-cell table:formula="of:=1-(1-[.$C19]*[.$C$3]/[.$C$2])^[.F$5]" office:value-type="percentage" office:value="0.98598216828018" calcext:value-type="percentage">
            <text:p>98.6%</text:p>
          </table:table-cell>
          <table:table-cell table:number-columns-repeated="1018"/>
        </table:table-row>
        <table:table-row table:style-name="ro1">
          <table:table-cell table:style-name="Default"/>
          <table:table-cell/>
          <table:table-cell table:formula="of:=[.C19]+1" office:value-type="float" office:value="13" calcext:value-type="float">
            <text:p>13</text:p>
          </table:table-cell>
          <table:table-cell table:formula="of:=1-(1-[.$C20]*[.$C$3]/[.$C$2])^[.D$5]" office:value-type="percentage" office:value="0.376315789473684" calcext:value-type="percentage">
            <text:p>37.6%</text:p>
          </table:table-cell>
          <table:table-cell table:formula="of:=1-(1-[.$C20]*[.$C$3]/[.$C$2])^[.E$5]" office:value-type="percentage" office:value="0.941144304470696" calcext:value-type="percentage">
            <text:p>94.1%</text:p>
          </table:table-cell>
          <table:table-cell table:formula="of:=1-(1-[.$C20]*[.$C$3]/[.$C$2])^[.F$5]" office:value-type="percentage" office:value="0.991094721746572" calcext:value-type="percentage">
            <text:p>99.1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1-[.$C21]*[.$C$3]/[.$C$2])^[.D$5]" office:value-type="percentage" office:value="0.405263157894737" calcext:value-type="percentage">
            <text:p>40.5%</text:p>
          </table:table-cell>
          <table:table-cell table:formula="of:=1-(1-[.$C21]*[.$C$3]/[.$C$2])^[.E$5]" office:value-type="percentage" office:value="0.95574635423218" calcext:value-type="percentage">
            <text:p>95.6%</text:p>
          </table:table-cell>
          <table:table-cell table:formula="of:=1-(1-[.$C21]*[.$C$3]/[.$C$2])^[.F$5]" office:value-type="percentage" office:value="0.994463332726827" calcext:value-type="percentage">
            <text:p>99.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1-[.$C22]*[.$C$3]/[.$C$2])^[.D$5]" office:value-type="percentage" office:value="0.43421052631579" calcext:value-type="percentage">
            <text:p>43.4%</text:p>
          </table:table-cell>
          <table:table-cell table:formula="of:=1-(1-[.$C22]*[.$C$3]/[.$C$2])^[.E$5]" office:value-type="percentage" office:value="0.967195820487775" calcext:value-type="percentage">
            <text:p>96.7%</text:p>
          </table:table-cell>
          <table:table-cell table:formula="of:=1-(1-[.$C22]*[.$C$3]/[.$C$2])^[.F$5]" office:value-type="percentage" office:value="0.996638379891031" calcext:value-type="percentage">
            <text:p>99.7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erage = 1-(1-day*D/R)^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1:16:47.148067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2-27T21:17:05.642143474</dc:date>
    <meta:editing-duration>PT1H14M25S</meta:editing-duration>
    <meta:editing-cycles>85</meta:editing-cycles>
    <meta:generator>LibreOffice/5.2.3.3$Linux_X86_64 LibreOffice_project/20m0$Build-3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89473684210526">
                <text:p>0.0289473684210526</text:p>
              </table:table-cell>
              <table:table-cell office:value-type="float" office:value="0.161589676435594">
                <text:p>0.161589676435594</text:p>
              </table:table-cell>
              <table:table-cell office:value-type="float" office:value="0.254534248990436">
                <text:p>0.254534248990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78947368421052">
                <text:p>0.0578947368421052</text:p>
              </table:table-cell>
              <table:table-cell office:value-type="float" office:value="0.30080779133627">
                <text:p>0.30080779133627</text:p>
              </table:table-cell>
              <table:table-cell office:value-type="float" office:value="0.449199532408978">
                <text:p>0.4491995324089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6842105263158">
                <text:p>0.086842105263158</text:p>
              </table:table-cell>
              <table:table-cell office:value-type="float" office:value="0.420203927637041">
                <text:p>0.420203927637041</text:p>
              </table:table-cell>
              <table:table-cell office:value-type="float" office:value="0.596857317059581">
                <text:p>0.596857317059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5789473684211">
                <text:p>0.115789473684211</text:p>
              </table:table-cell>
              <table:table-cell office:value-type="float" office:value="0.522103241654163">
                <text:p>0.522103241654163</text:p>
              </table:table-cell>
              <table:table-cell office:value-type="float" office:value="0.707883016223346">
                <text:p>0.7078830162233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4736842105263">
                <text:p>0.144736842105263</text:p>
              </table:table-cell>
              <table:table-cell office:value-type="float" office:value="0.608620038511041">
                <text:p>0.608620038511041</text:p>
              </table:table-cell>
              <table:table-cell office:value-type="float" office:value="0.790589890627822">
                <text:p>0.7905898906278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3684210526316">
                <text:p>0.173684210526316</text:p>
              </table:table-cell>
              <table:table-cell office:value-type="float" office:value="0.68167092393383">
                <text:p>0.68167092393383</text:p>
              </table:table-cell>
              <table:table-cell office:value-type="float" office:value="0.851590905750496">
                <text:p>0.8515909057504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02631578947368">
                <text:p>0.202631578947368</text:p>
              </table:table-cell>
              <table:table-cell office:value-type="float" office:value="0.742987532416716">
                <text:p>0.742987532416716</text:p>
              </table:table-cell>
              <table:table-cell office:value-type="float" office:value="0.896106035503871">
                <text:p>0.8961060355038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1578947368421">
                <text:p>0.231578947368421</text:p>
              </table:table-cell>
              <table:table-cell office:value-type="float" office:value="0.794128831756897">
                <text:p>0.794128831756897</text:p>
              </table:table-cell>
              <table:table-cell office:value-type="float" office:value="0.928221802463527">
                <text:p>0.9282218024635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0526315789474">
                <text:p>0.260526315789474</text:p>
              </table:table-cell>
              <table:table-cell office:value-type="float" office:value="0.836493003959236">
                <text:p>0.836493003959236</text:p>
              </table:table-cell>
              <table:table-cell office:value-type="float" office:value="0.951109189958116">
                <text:p>0.9511091899581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871328902510615">
                <text:p>0.871328902510615</text:p>
              </table:table-cell>
              <table:table-cell office:value-type="float" office:value="0.967205450042176">
                <text:p>0.967205450042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8421052631579">
                <text:p>0.318421052631579</text:p>
              </table:table-cell>
              <table:table-cell office:value-type="float" office:value="0.899747086023973">
                <text:p>0.899747086023973</text:p>
              </table:table-cell>
              <table:table-cell office:value-type="float" office:value="0.978364762119783">
                <text:p>0.9783647621197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47368421052632">
                <text:p>0.347368421052632</text:p>
              </table:table-cell>
              <table:table-cell office:value-type="float" office:value="0.922730428252029">
                <text:p>0.922730428252029</text:p>
              </table:table-cell>
              <table:table-cell office:value-type="float" office:value="0.98598216828018">
                <text:p>0.985982168280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6315789473684">
                <text:p>0.376315789473684</text:p>
              </table:table-cell>
              <table:table-cell office:value-type="float" office:value="0.941144304470696">
                <text:p>0.941144304470696</text:p>
              </table:table-cell>
              <table:table-cell office:value-type="float" office:value="0.991094721746572">
                <text:p>0.9910947217465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05263157894737">
                <text:p>0.405263157894737</text:p>
              </table:table-cell>
              <table:table-cell office:value-type="float" office:value="0.95574635423218">
                <text:p>0.95574635423218</text:p>
              </table:table-cell>
              <table:table-cell office:value-type="float" office:value="0.994463332726827">
                <text:p>0.9944633327268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421052631579">
                <text:p>0.43421052631579</text:p>
              </table:table-cell>
              <table:table-cell office:value-type="float" office:value="0.967195820487775">
                <text:p>0.967195820487775</text:p>
              </table:table-cell>
              <table:table-cell office:value-type="float" office:value="0.996638379891031">
                <text:p>0.996638379891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